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'lucida grande', tahom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7276" officeooo:paragraph-rsid="00167276"/>
    </style:style>
    <style:style style:name="P2" style:family="paragraph" style:parent-style-name="Standard">
      <style:paragraph-properties fo:text-align="start" style:justify-single-word="false">
        <style:tab-stops>
          <style:tab-stop style:position="7.832cm"/>
        </style:tab-stops>
      </style:paragraph-properties>
      <style:text-properties officeooo:rsid="00167276" officeooo:paragraph-rsid="00167276"/>
    </style:style>
    <style:style style:name="P3" style:family="paragraph" style:parent-style-name="Standard">
      <style:paragraph-properties fo:text-align="start" style:justify-single-word="false">
        <style:tab-stops>
          <style:tab-stop style:position="7.832cm"/>
        </style:tab-stops>
      </style:paragraph-properties>
      <style:text-properties officeooo:rsid="001720c7" officeooo:paragraph-rsid="00167276"/>
    </style:style>
    <style:style style:name="P4" style:family="paragraph" style:parent-style-name="Standard">
      <style:paragraph-properties fo:text-align="start" style:justify-single-word="false">
        <style:tab-stops>
          <style:tab-stop style:position="7.832cm"/>
        </style:tab-stops>
      </style:paragraph-properties>
      <style:text-properties officeooo:rsid="001720c7" officeooo:paragraph-rsid="001720c7"/>
    </style:style>
    <style:style style:name="P5" style:family="paragraph" style:parent-style-name="Standard">
      <style:paragraph-properties fo:text-align="center" style:justify-single-word="false"/>
      <style:text-properties fo:font-size="18pt" officeooo:rsid="00167276" officeooo:paragraph-rsid="00167276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rsid="00167276" officeooo:paragraph-rsid="001672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7276" officeooo:paragraph-rsid="00167276"/>
    </style:style>
    <style:style style:name="T1" style:family="text">
      <style:text-properties officeooo:rsid="001720c7"/>
    </style:style>
    <style:style style:name="T2" style:family="text">
      <style:text-properties fo:font-variant="normal" fo:text-transform="none" fo:color="#333333" style:font-name="Helvetica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Helvetica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am kontrakt</text:p>
      <text:p text:style-name="P1"/>
      <text:p text:style-name="P1"/>
      <text:p text:style-name="P7">Gruppemedlemer:</text:p>
      <text:p text:style-name="P6"><text:span text:style-name="T4">Øistein Fongaard - 48 26 15 05<text:line-break/>Yngve Ranestad - 46 89 33 60<text:line-break/>Håkon Dale - 930 91 402<text:line-break/>Håkon Gilje - 91 18 94 73<text:line-break/>Even Adrian Nilsen - 90 26 44 82<text:line-break/>Steffen Sande - 40 33 88 99<text:line-break/>Arild Høyland - 91316404</text:span></text:p>
      <text:p text:style-name="P1"/>
      <text:p text:style-name="P1"/>
      <text:p text:style-name="P2">-Gruppemøtes meldes fra om på vår facebookgruppen: Team Timeplan</text:p>
      <text:p text:style-name="P2">-Gruppemøter skal meldes i god tid (12timer ++ helst)</text:p>
      <text:p text:style-name="P2">-Alle må møte opp i tide – om forsen eller ikke mulg oppmøte må dette meldes fra om</text:p>
      <text:p text:style-name="P3"/>
      <text:p text:style-name="P4"/>
      <text:p text:style-name="P4">Mål</text:p>
      <text:p text:style-name="P4"/>
      <text:p text:style-name="P4">● Gruppas mål er å innlevere et sluttresultat alle har bidratt med og er fornøyd med.</text:p>
      <text:p text:style-name="P4">● Overholde tidsfrister som er gitt ved evt møter/innleveringer</text:p>
      <text:p text:style-name="P4">● God stemning og godt arbeidsmiljø innenfor gruppa</text:p>
      <text:p text:style-name="P4">● Holde gruppa informert til enhver tid på valgte medier (facebook,telefon osv.)</text:p>
      <text:p text:style-name="P4">● Gi andre en sjanse til å bidra, for å unngå “sosial loffing”</text:p>
      <text:p text:style-name="P4">● Velge en prosjektleder som alle er enige om</text:p>
      <text:p text:style-name="P4">● Selv med en prosjektleder skal viktige avgjørelser stemmes for demokratisk.</text:p>
      <text:p text:style-name="P4"/>
      <text:p text:style-name="P4">Fravær</text:p>
      <text:p text:style-name="P4">Dersom en eller flere av deltakerne ikke kan delta på møter eller andre avtalte gruppeaktiviteter,</text:p>
      <text:p text:style-name="P4">skal dette meldes fra om i så god tid som mulig på tilgjengelige måter for kommunikasjon</text:p>
      <text:p text:style-name="P4">(facebook, telefon, osv). Samtidig som fravær plikter at du holder deg oppdatert på hva som har</text:p>
      <text:p text:style-name="P4">skjedd på gruppe møtet, og hvis mulig bidra selv om du er fraværende ved et møte.</text:p>
      <text:p text:style-name="P4"/>
      <text:p text:style-name="P4">Gruppemedlemmers ansvar</text:p>
      <text:p text:style-name="P4">Enhver person skal kunne overholde satte tidsfrister for oppgaver som er gitt. Om det skulle</text:p>
      <text:p text:style-name="P4">være noe som er vanskelig å forstå med oppgaven, skal det bli gitt opplysning om dette så fort</text:p>
      <text:p text:style-name="P4">som mulig, for å unngå at dette senker prosjektet. Er man ferdig med gitt oppgave, skal man</text:p>
      <text:p text:style-name="P4">hjelpe resten av medlemmene, dersom det trengs, evt. få ny oppgave.</text:p>
      <text:p text:style-name="P4">Dersom noe uforutsett skulle oppstå som hindrer et gruppemedlem i å jobbe, skal dette bli gitt</text:p>
      <text:p text:style-name="P4">beskjed om.</text:p>
      <text:p text:style-name="P4">Gruppemedlemmer forplikter seg til å møte opp til avtalt arbeidstidspunkt. Ved gjentatt forsent og</text:p>
      <text:p text:style-name="P4">upresist oppmøte må dette tas opp med gjeldende medlem.</text:p>
      <text:p text:style-name="P4"/>
      <text:p text:style-name="P4">Prosjektleder</text:p>
      <text:p text:style-name="P4">Vi har valgt en fast prosjektleder som har ansvar for å arrangere møter (grupperom og evt.</text:p>
      <text:p text:style-name="P4">hjelpelærer), delegere oppgaver om arbeidet stopper opp og holde seg oppdatert på hva</text:p>
      <text:p text:style-name="P4">medlemmene jobber med. Prosjektlederen har også som ansvar å gi advarsler til</text:p>
      <text:p text:style-name="P4">gruppemedlemmer som ikke overholder regler.</text:p>
      <text:p text:style-name="P4"/>
      <text:p text:style-name="P4">Utestengning</text:p>
      <text:p text:style-name="P4">Dersom et gruppemedlem gjentatte ganger ikke møter opp til fastsatte tider (uten gyldig grunn),</text:p>
      <text:p text:style-name="P4"><text:soft-page-break/>eller ikke bidrar i gruppa til tross for advarsler, kan medlemmet utestenges fra gruppa ved en</text:p>
      <text:p text:style-name="P4">felles avstemning. Prosjektleder kontakter lærer for å opplyse om forholdet før denne</text:p>
      <text:p text:style-name="P4">beslutningen blir tatt.</text:p>
      <text:p text:style-name="P4"/>
      <text:p text:style-name="P4">Arbeid:</text:p>
      <text:p text:style-name="P4">Prosjektarbeidet skal hovedsaklig utføres ved at gruppemedlemmer møtes i fellesskap og</text:p>
      <text:p text:style-name="P4">arbeider. Mindre oppgaver og forbedringer, eventuelt ved gyldig grunn, kan utføres hjemme.</text:p>
      <text:p text:style-name="P4">Arbeidet blir fordelt så alle medlemmer får prøve seg innefor forskjellige felt, for å få mest mulig</text:p>
      <text:p text:style-name="P4">læring ut av arbeidet.</text:p>
      <text:p text:style-name="P4">For å holde fokuset og energien til medlemmene oppe, vil vi ha minst en fast arbeidsdag på</text:p>
      <text:p text:style-name="P4">skolen, så langt dette lar seg gjøre.</text:p>
      <text:p text:style-name="P4">Før endelig innlevering skal alle medlemmer av gruppa lese og se over produktet som skal</text:p>
      <text:p text:style-name="P4">leveres, for å forsikre seg om at standarden på utført arbeid holder mål (selvkritikk til oppgaven).</text:p>
      <text:p text:style-name="P4">Det må være enighet blandt alle medlemmer om at utført arbeid holder mål, eventuelt med et</text:p>
      <text:p text:style-name="P4">flertall etter gruppeavstemming.</text:p>
      <text:p text:style-name="P4"/>
      <text:p text:style-name="P4">Eventuelle:</text:p>
      <text:p text:style-name="P4">Ved eventuelle konflikter og uenigheter skal gruppa møtes og diskutere de aktuelle forholdene.</text:p>
      <text:p text:style-name="P4">Disse møtene kan hvert medlem i gruppa kalle inn til.</text:p>
      <text:p text:style-name="P4">Ved “ikke diskuterbare” temaer kan samme modell bli brukt som ved konflikter og uenigheter.</text:p>
      <text:p text:style-name="P4">Om dette er for å diskutere en eventuell utestengelse, kan de andre medlemene møtes og</text:p>
      <text:p text:style-name="P4">diskutere dette. Før en eventuell utestengelse skal den aktuelle personen få en mulighet til å si</text:p>
      <text:p text:style-name="P4">sin side av saken.</text:p>
      <text:p text:style-name="P4">De oppfordres å gi hverandre tilbakemelding ofte, for å kunne holde gruppemedlemmer</text:p>
      <text:p text:style-name="P4">oppdatert på sin deltakelse, oppførsel og arbeidsinns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'lucida grande', tahom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3:46:51.614317437</meta:creation-date>
    <dc:date>2015-01-21T14:09:22.855360243</dc:date>
    <meta:editing-duration>PT7M21S</meta:editing-duration>
    <meta:editing-cycles>1</meta:editing-cycles>
    <meta:document-statistic meta:table-count="0" meta:image-count="0" meta:object-count="0" meta:page-count="2" meta:paragraph-count="58" meta:word-count="635" meta:character-count="3831" meta:non-whitespace-character-count="3253"/>
    <meta:generator>LibreOffice/4.2.8.2$Linux_X86_64 LibreOffice_project/420$Build-2</meta:generator>
  </office:meta>
</office:document-meta>
</file>